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style:border-line-width-bottom="0.088cm 0.088cm 0.088cm" fo:padding="0.074cm" fo:border-left="none" fo:border-right="none" fo:border-top="none" fo:border-bottom="2.49pt double #000000" style:join-border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-jar /opt/apps/picard-tools-1.100/AddOrReplaceReadGroups.jar <text:s/>I=VF_66_L001_aligned_sorted_dupmarked_realigned_recalibrated.bam O=VF_66.bam ID=VF_66 LB=VF_66 PL=Illumina SM=VF_66 PU=VF_66 </text:p>
      <text:p text:style-name="P2"/>
      <text:p text:style-name="Standard"/>
      <text:p text:style-name="Standard">GATK_UNIFIED_GENOTYPER_GLM="BOTH" </text:p>
      <text:p text:style-name="Standard">GATK_UNIFIED_GENOTYPER_RF="BadCigar" </text:p>
      <text:p text:style-name="Standard">DBSNP_VCF_FILE="/home/pushkar.dakle/scratch/Exome_Analysis_Ayurgenomics/Non_Scratch/Exome_Analysis_Ayurgenomics/lib/References/References_1/dbsnp_version_138_from_dbsnp.vcf" </text:p>
      <text:p text:style-name="Standard">REFERENCE_GATK="/home/pushkar.dakle/scratch/Exome_Analysis_Ayurgenomics/Non_Scratch/Exome_Analysis_Ayurgenomics/lib/References/References_1/human_g1k_v37.fa </text:p>
      <text:p text:style-name="Standard">GATK_UNIFIED_GENOTYPER_OUTPUT_FILE_NAME="unified_genotyper.vcf" </text:p>
      <text:p text:style-name="Standard">GATK_UNIFIED_GENOTYPER_STAND_CALL_CONF="50.0" </text:p>
      <text:p text:style-name="Standard">GATK_UNIFIED_GENOTYPER_STAND_EMIT_CONF="10.0" </text:p>
      <text:p text:style-name="Standard">GATK_UNIFIED_GENOTYPER_STAND_DCOV="400" </text:p>
      <text:p text:style-name="Standard">GATK_UNIFIED_GENOTYPER_ANNOTS="-A AlleleBalance -A BaseCounts -A ClippingRankSumTest -A GCContent -A HardyWeinberg -A HomopolymerRun -A LikelihoodRankSumTest -A LowMQ -A NBaseCount" </text:p>
      <text:p text:style-name="Standard">GATK_UNIFIED_GENOTYPER_TRUSEQ_EXOME_BED_FILE="/home/pushkar.dakle/scratch/Exome_Analysis_Ayurgenomics/Non_Scratch/Exome_Analysis_Ayurgenomics/lib/NextEra_Bed/nexterarapidcapture_expandedexome_targetedregions.bed</text:p>
      <text:p text:style-name="Standard"/>
      <text:p text:style-name="Standard"/>
      <text:p text:style-name="Standard">Command:</text:p>
      <text:p text:style-name="Standard"/>
      <text:p text:style-name="Standard"><text:span text:style-name="T2"><text:s/>j</text:span><text:span text:style-name="T1">ava <text:s text:c="2"/>-jar <text:s/>/home/tahseen_abbas/</text:span><text:span text:style-name="Source_20_Text"><text:span text:style-name="T1">GenomeAnalysisTK-2.7-2-g6bda569/GenomeAnalysisTK.jar </text:span></text:span><text:span text:style-name="T1">-T UnifiedGenotyper -glm <text:s/>BOTH -rf BadCigar -D </text:span><text:span text:style-name="Source_20_Text"><text:span text:style-name="T1">/home/tahseen_abbas/references/dbsnp_version_138_from_dbsnp.vcf</text:span></text:span></text:p>
      <text:p text:style-name="Standard"><text:span text:style-name="T1">-R </text:span><text:span text:style-name="Source_20_Text"><text:span text:style-name="T1">/home/tahseen_abbas/references/human_g1k_v37.fa </text:span></text:span></text:p>
      <text:p text:style-name="Standard"><text:span text:style-name="Source_20_Text"><text:span text:style-name="T1">-I /home/tahseen_abbas/VM_104.bam</text:span></text:span><text:span text:style-name="T1"> </text:span></text:p>
      <text:p text:style-name="Standard"><text:span text:style-name="T1">-o <text:s/></text:span><text:span text:style-name="Source_20_Text"><text:span text:style-name="T1">VM_104snps.raw.vcf </text:span></text:span><text:span text:style-name="T1">-stand_call_conf 50.0 -stand_emit_conf 10.0 -dcov 400</text:span></text:p>
      <text:p text:style-name="P1">-A AlleleBalance -A BaseCounts -A ClippingRankSumTest -A GCContent -A HardyWeinberg -A HomopolymerRun -A LikelihoodRankSumTest -A LowMQ -A NBaseCount</text:p>
      <text:p text:style-name="Standard"><text:span text:style-name="T1">-L </text:span><text:span text:style-name="Source_20_Text"><text:span text:style-name="T1">/home/tahseen_abbas/nexterarapidcapture_expandedexome_targetedregion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hseen Abbas</meta:initial-creator>
    <meta:creation-date>2015-08-06T03:37:58</meta:creation-date>
    <dc:date>2015-11-05T23:55:36</dc:date>
    <dc:creator>Tahseen Abbas</dc:creator>
    <meta:editing-duration>P4DT2M2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8" meta:word-count="81" meta:character-count="1770" meta:non-whitespace-character-count="1688"/>
  </office:meta>
</office:document-meta>
</file>